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06cm" draw:marker-end-width="0.06cm" draw:fill="solid" draw:fill-color="#ffff99" draw:fill-gradient-name="Gradient_20_1" draw:fill-hatch-name="Black_20_0_20_Degrees" draw:fill-image-name="Empty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2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3cm" draw:marker-start-width="0.26cm" draw:marker-end-width="0.26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93cm"/>
    </style:style>
    <style:style style:name="gr6" style:family="graphic" style:parent-style-name="standard">
      <style:graphic-properties svg:stroke-width="0.03cm" draw:marker-start-width="0.26cm" draw:marker-end-width="0.26cm" draw:fill-color="#ff9966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svg:stroke-width="0.03cm" draw:marker-start-width="0.25cm" draw:marker-end-width="0.25cm" draw:fill-color="#ff9966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solid" draw:stroke-dash="Ultrafine_20_Dashed" svg:stroke-width="0.04cm" svg:stroke-color="#99284c" draw:marker-start="Arrow" draw:marker-start-width="0.22cm" draw:marker-end="Arrow" draw:marker-end-width="0.22cm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99284c" draw:marker-start="Arrow" draw:marker-start-width="0.22cm" draw:marker-end="Arrow" draw:marker-end-width="0.22cm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99284c" draw:marker-start="Arrow" draw:marker-start-width="0.27cm" draw:marker-end="Arrow" draw:marker-end-width="0.27cm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000080" draw:marker-start="Arrow" draw:marker-start-width="0.22cm" draw:marker-end="Arrow" draw:marker-end-width="0.22cm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svg:stroke-width="0.04cm" draw:marker-start-width="0.26cm" draw:marker-end-width="0.26cm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14" style:family="graphic" style:parent-style-name="objectwithoutfill">
      <style:graphic-properties svg:stroke-width="0.04cm" svg:stroke-color="#000080" draw:marker-start="Arrow" draw:marker-start-width="0.28cm" draw:marker-end="Arrow" draw:marker-end-width="0.28cm" draw:fill="none" draw:textarea-vertical-align="middle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4cm" svg:stroke-color="#99284c" draw:marker-start="Arrow" draw:marker-start-width="0.28cm" draw:marker-end="Arrow" draw:marker-end-width="0.28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5.6cm" svg:height="2.6cm" svg:x="7.9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4cm" svg:height="1.1cm" svg:x="8.518cm" svg:y="2.173cm">
          <text:p text:style-name="P1">Global History</text:p>
          <draw:enhanced-geometry svg:viewBox="0 0 21600 21600" draw:type="rectangle" draw:enhanced-path="M 0 0 L 21600 0 21600 21600 0 21600 0 0 Z N"/>
        </draw:custom-shape>
        <draw:frame draw:style-name="gr3" draw:layer="layout" svg:width="4.122cm" svg:height="0.962cm" svg:x="8.7cm" svg:y="1.2cm">
          <draw:text-box>
            <text:p>Master Repo</text:p>
          </draw:text-box>
        </draw:frame>
        <draw:custom-shape draw:style-name="gr1" draw:text-style-name="P1" draw:layer="layout" svg:width="5.6cm" svg:height="3.8cm" svg:x="1.1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4cm" svg:height="1.1cm" svg:x="1.7cm" svg:y="3.4cm">
          <text:p text:style-name="P1">Local History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cm" svg:height="0.962cm" svg:x="1.9cm" svg:y="2.438cm">
          <draw:text-box>
            <text:p text:style-name="P1">Checkout #1</text:p>
          </draw:text-box>
        </draw:frame>
        <draw:custom-shape draw:style-name="gr6" draw:text-style-name="P1" xml:id="id1" draw:id="id1" draw:layer="layout" svg:width="4.4cm" svg:height="1.1cm" svg:x="1.7cm" svg:y="4.7cm">
          <text:p text:style-name="P1">File Cont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cm" svg:height="3.8cm" svg:x="7.9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4cm" svg:height="1.1cm" svg:x="8.5cm" svg:y="6.9cm">
          <text:p text:style-name="P1">Local History</text:p>
          <draw:enhanced-geometry svg:viewBox="0 0 21600 21600" draw:type="rectangle" draw:enhanced-path="M 0 0 L 21600 0 21600 21600 0 21600 0 0 Z N"/>
        </draw:custom-shape>
        <draw:frame draw:style-name="gr7" draw:layer="layout" svg:width="4.058cm" svg:height="1cm" svg:x="8.742cm" svg:y="9.338cm">
          <draw:text-box>
            <text:p>Checkout #2</text:p>
          </draw:text-box>
        </draw:frame>
        <draw:custom-shape draw:style-name="gr8" draw:text-style-name="P1" xml:id="id2" draw:id="id2" draw:layer="layout" svg:width="4.4cm" svg:height="1.1cm" svg:x="8.5cm" svg:y="8.2cm">
          <text:p text:style-name="P1">File Cont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cm" svg:height="3.8cm" svg:x="14.5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4cm" svg:height="1.1cm" svg:x="15.1cm" svg:y="3.4cm">
          <text:p text:style-name="P1">Local History</text:p>
          <draw:enhanced-geometry svg:viewBox="0 0 21600 21600" draw:type="rectangle" draw:enhanced-path="M 0 0 L 21600 0 21600 21600 0 21600 0 0 Z N"/>
        </draw:custom-shape>
        <draw:frame draw:style-name="gr3" draw:layer="layout" svg:width="4.058cm" svg:height="0.962cm" svg:x="15.242cm" svg:y="2.438cm">
          <draw:text-box>
            <text:p>Checkout #3</text:p>
          </draw:text-box>
        </draw:frame>
        <draw:custom-shape draw:style-name="gr8" draw:text-style-name="P1" xml:id="id3" draw:id="id3" draw:layer="layout" svg:width="4.4cm" svg:height="1.1cm" svg:x="15.1cm" svg:y="4.7cm">
          <text:p text:style-name="P1">File Cont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" svg:x1="3.9cm" svg:y1="5.8cm" svg:x2="8.5cm" svg:y2="8.75cm" draw:start-shape="id1" draw:start-glue-point="2" draw:end-shape="id2" draw:end-glue-point="3" svg:d="m3900 5800 4600 2950">
          <text:p/>
        </draw:connector>
        <draw:connector draw:style-name="gr10" draw:text-style-name="P1" draw:layer="layout" draw:type="line" svg:x1="17.3cm" svg:y1="5.8cm" svg:x2="12.9cm" svg:y2="8.75cm" draw:start-shape="id3" draw:start-glue-point="2" draw:end-shape="id2" draw:end-glue-point="1" svg:d="m17300 5800-4400 2950">
          <text:p/>
        </draw:connector>
        <draw:connector draw:style-name="gr11" draw:text-style-name="P1" draw:layer="layout" draw:type="curve" svg:x1="6.1cm" svg:y1="5.25cm" svg:x2="15.1cm" svg:y2="5.25cm" draw:start-shape="id1" draw:start-glue-point="1" draw:end-shape="id3" svg:d="m6100 5250h9000">
          <text:p/>
        </draw:connector>
        <draw:connector draw:style-name="gr12" draw:text-style-name="P1" draw:layer="layout" draw:type="line" svg:x1="8.518cm" svg:y1="2.723cm" svg:x2="6.1cm" svg:y2="3.95cm" draw:start-shape="id4" draw:end-shape="id5" draw:end-glue-point="1" svg:d="m8518 2723-2418 1227">
          <text:p/>
        </draw:connector>
        <draw:connector draw:style-name="gr12" draw:text-style-name="P1" draw:layer="layout" draw:type="line" svg:x1="12.918cm" svg:y1="2.723cm" svg:x2="15.1cm" svg:y2="3.95cm" draw:start-shape="id4" draw:start-glue-point="1" draw:end-shape="id6" draw:end-glue-point="3" svg:d="m12918 2723 2182 1227">
          <text:p/>
        </draw:connector>
        <draw:connector draw:style-name="gr12" draw:text-style-name="P1" draw:layer="layout" draw:type="line" svg:x1="10.7cm" svg:y1="6.9cm" svg:x2="10.718cm" svg:y2="3.273cm" draw:start-shape="id7" draw:end-shape="id4" svg:d="m10700 6900 18-3627">
          <text:p/>
        </draw:connector>
        <draw:custom-shape draw:style-name="gr13" draw:text-style-name="P1" draw:layer="layout" svg:width="4.5cm" svg:height="2.7cm" svg:x="15.6cm" svg:y="7.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6.4cm" svg:y1="8.5cm" svg:x2="19.5cm" svg:y2="8.5cm">
          <text:p/>
        </draw:line>
        <draw:line draw:style-name="gr15" draw:text-style-name="P1" draw:layer="layout" svg:x1="16.4cm" svg:y1="9.8cm" svg:x2="19.5cm" svg:y2="9.8cm">
          <text:p/>
        </draw:line>
        <draw:frame draw:style-name="gr3" draw:text-style-name="P2" draw:layer="layout" svg:width="2.636cm" svg:height="0.839cm" svg:x="16.664cm" svg:y="7.7cm">
          <draw:text-box>
            <text:p><text:span text:style-name="T1">push/pull</text:span></text:p>
          </draw:text-box>
        </draw:frame>
        <draw:frame draw:style-name="gr3" draw:text-style-name="P2" draw:layer="layout" svg:width="2.132cm" svg:height="0.839cm" svg:x="16.9cm" svg:y="8.9cm">
          <draw:text-box>
            <text:p><text:span text:style-name="T1">put/get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2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7T15:00:54</meta:creation-date>
    <dc:date>2011-12-17T20:05:13</dc:date>
    <meta:editing-duration>PT1H18M9S</meta:editing-duration>
    <meta:editing-cycles>5</meta:editing-cycles>
    <meta:generator>LibreOffice/3.4$Unix LibreOffice_project/340m1$Build-402</meta:generator>
    <meta:document-statistic meta:object-count="26"/>
  </office:meta>
</office:document-meta>
</file>